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3" style:family="paragraph" style:parent-style-name="Standard">
      <style:text-properties style:use-window-font-color="true" style:font-name="Liberation Serif" fo:font-size="12pt" fo:font-weight="normal" officeooo:paragraph-rsid="001f3138" fo:background-color="transparent" style:font-weight-asian="normal" style:font-weight-complex="normal"/>
    </style:style>
    <style:style style:name="P4" style:family="paragraph" style:parent-style-name="Standard">
      <style:text-properties style:use-window-font-color="true" style:font-name="Liberation Serif" fo:font-size="12pt" fo:font-weight="normal" officeooo:paragraph-rsid="00302787" fo:background-color="transparent" style:font-weight-asian="normal" style:font-weight-complex="normal"/>
    </style:style>
    <style:style style:name="P5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P6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7" style:family="paragraph" style:parent-style-name="Standard">
      <style:text-properties officeooo:paragraph-rsid="000db36f"/>
    </style:style>
    <style:style style:name="P8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text-properties fo:font-style="italic" officeooo:paragraph-rsid="000db36f" style:font-style-asian="italic" style:font-style-complex="italic"/>
    </style:style>
    <style:style style:name="P11" style:family="paragraph" style:parent-style-name="Standard">
      <style:text-properties fo:font-style="italic" style:font-style-asian="italic" style:font-style-complex="italic"/>
    </style:style>
    <style:style style:name="P12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P13" style:family="paragraph" style:parent-style-name="Standard">
      <style:text-properties style:use-window-font-color="true" style:font-name="Liberation Serif" fo:font-size="12pt" fo:font-weight="normal" officeooo:paragraph-rsid="001f3138" fo:background-color="transparent" style:font-weight-asian="normal" style:font-weight-complex="normal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279a4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color="#2a6099" fo:font-style="normal" officeooo:rsid="001a9dbf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">Softex: </text:span><text:span text:style-name="T6">Módulo 03 - </text:span><text:span text:style-name="T5">Atividade 0</text:span><text:span text:style-name="T7">4</text:span></text:p>
      <text:p text:style-name="P8"/>
      <text:p text:style-name="P10">Crie um tipo abstrato de dado (TAD) para manipular números complexos na linguagem Python.</text:p>
      <text:p text:style-name="P9">O método deve:</text:p>
      <text:p text:style-name="P9"/>
      <text:p text:style-name="P9">- calcular três números complexos;</text:p>
      <text:p text:style-name="P9">- realizar todas as operações básicas;</text:p>
      <text:p text:style-name="P6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8">.</text:span></text:a></text:p>
      <text:p text:style-name="P2"/>
      <text:p text:style-name="P5">&lt;python&gt;</text:p>
      <text:p text:style-name="P3">import cmath </text:p>
      <text:p text:style-name="P3">import math </text:p>
      <text:p text:style-name="P3"/>
      <text:p text:style-name="P3">class nComplexos:</text:p>
      <text:p text:style-name="P3"><text:s text:c="4"/>def __init__(self):</text:p>
      <text:p text:style-name="P3"><text:s text:c="5"/>self.a = 0</text:p>
      <text:p text:style-name="P3"><text:s text:c="5"/>self.b = 0</text:p>
      <text:p text:style-name="P3"><text:s text:c="5"/>self.c = 0</text:p>
      <text:p text:style-name="P3"><text:s text:c="4"/></text:p>
      <text:p text:style-name="P3"><text:s text:c="4"/>def soma(self):</text:p>
      <text:p text:style-name="P3"><text:s text:c="6"/>return (self.a)+(self.b)+(self.c)</text:p>
      <text:p text:style-name="P3"><text:s text:c="4"/></text:p>
      <text:p text:style-name="P3"><text:s text:c="4"/>def subt(self):</text:p>
      <text:p text:style-name="P3"><text:s text:c="6"/>return (self.a)-(self.b)-(self.c)</text:p>
      <text:p text:style-name="P3"/>
      <text:p text:style-name="P3"><text:s text:c="4"/>def mult(self):</text:p>
      <text:p text:style-name="P3"><text:s text:c="6"/>return (self.a)*(self.b)*(self.c)</text:p>
      <text:p text:style-name="P3"><text:s text:c="4"/></text:p>
      <text:p text:style-name="P3"><text:s text:c="4"/>def divi(self):</text:p>
      <text:p text:style-name="P3"><text:s text:c="6"/>return (self.a)/(self.b)/(self.c)</text:p>
      <text:p text:style-name="P3"><text:s/></text:p>
      <text:p text:style-name="P3">n1 = nComplexos()</text:p>
      <text:p text:style-name="P3">n1.a = 5-2j</text:p>
      <text:p text:style-name="P3">n1.b = -3+2j</text:p>
      <text:p text:style-name="P3">n1.c = 8+5j</text:p>
      <text:p text:style-name="P3">print("A parte real de " + str(n1.a) + "é: " + str(n1.a.real) + " e a imaginaria: " + str(n1.a.imag))</text:p>
      <text:p text:style-name="P3">print("A parte real de " + str(n1.b) + "é: " + str(n1.b.real) + " e a imaginaria: " + str(n1.b.imag))</text:p>
      <text:p text:style-name="P3">print("A parte real de " + str(n1.c) + "é: " + str(n1.c.real) + " e a imaginaria: " + str(n1.c.imag))</text:p>
      <text:p text:style-name="P3">print("Resultado das operações basicas da primeira entrada: \nAdição: " + str(n1.soma()) + "\nSubtração: " + str(n1.subt()) + "\nMultiplicação: " + str(n1.mult()) + "\nDivisão: " + str(n1.divi()))</text:p>
      <text:p text:style-name="P3"><text:s text:c="2"/></text:p>
      <text:p text:style-name="P5">&lt;/python&gt;</text:p>
      <text:p text:style-name="P5"/>
      <text:p text:style-name="P5"/>
      <text:p text:style-name="P3"/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8-09T14:18:24.930605483</dc:date>
    <meta:editing-duration>PT8H17M20S</meta:editing-duration>
    <meta:editing-cycles>33</meta:editing-cycles>
    <meta:generator>LibreOffice/6.4.7.2$Linux_X86_64 LibreOffice_project/40$Build-2</meta:generator>
    <meta:document-statistic meta:table-count="0" meta:image-count="0" meta:object-count="0" meta:page-count="1" meta:paragraph-count="37" meta:word-count="171" meta:character-count="1162" meta:non-whitespace-character-count="945"/>
  </office:meta>
</office:document-meta>
</file>